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/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none" style:country-asian="none" style:font-style-asian="normal" style:font-weight-asian="normal" style:font-name-complex="MS Sans Serif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none" style:country-asian="none" style:font-style-asian="normal" style:font-weight-asian="normal" style:font-name-complex="Nimbus Sans L1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office:value-type="string">
            <text:p>ชื่อ</text:p>
          </table:table-cell>
          <table:table-cell office:value-type="string">
            <text:p>นามสกุล</text:p>
          </table:table-cell>
          <table:table-cell office:value-type="string">
            <text:p>ตำบล</text:p>
          </table:table-cell>
          <table:table-cell office:value-type="string">
            <text:p>อำเภอ</text:p>
          </table:table-cell>
          <table:table-cell office:value-type="string">
            <text:p>จังหวัด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01</text:p>
          </table:table-cell>
          <table:table-cell office:value-type="string">
            <text:p>M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สมัตถ์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02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สุชานุช</text:p>
          </table:table-cell>
          <table:table-cell office:value-type="string">
            <text:p>ผลพันธิน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03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การุญ</text:p>
          </table:table-cell>
          <table:table-cell table:style-name="ce3" office:value-type="string">
            <text:p>โพธิกสิกร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04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สุชานาถ</text:p>
          </table:table-cell>
          <table:table-cell table:style-name="ce3" office:value-type="string">
            <text:p>สุนทรวาทิน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05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ฆโนทัย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06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มทนา</text:p>
          </table:table-cell>
          <table:table-cell table:style-name="ce3" office:value-type="string">
            <text:p>เกียรติศิลปิน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07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ุทธนุช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08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พาทิศ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09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ไกรสร</text:p>
          </table:table-cell>
          <table:table-cell office:value-type="string">
            <text:p>แมคอินทอช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0</text:p>
          </table:table-cell>
          <table:table-cell office:value-type="string">
            <text:p>F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ังวรี</text:p>
          </table:table-cell>
          <table:table-cell table:style-name="ce3" office:value-type="string">
            <text:p>โพธิกสิกร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1</text:p>
          </table:table-cell>
          <table:table-cell office:value-type="string">
            <text:p>M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ปารัช</text:p>
          </table:table-cell>
          <table:table-cell table:style-name="ce3" office:value-type="string">
            <text:p>โพธิกสิกร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2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มณีมาลา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3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กวินธิดา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4</text:p>
          </table:table-cell>
          <table:table-cell office:value-type="string">
            <text:p>M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ปาณชัย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15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กวินนาฏ</text:p>
          </table:table-cell>
          <table:table-cell table:style-name="ce3" office:value-type="string">
            <text:p>อุตตมะโยธิน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16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นนทัช</text:p>
          </table:table-cell>
          <table:table-cell office:value-type="string">
            <text:p>บุญถนอม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17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ศลิษา</text:p>
          </table:table-cell>
          <table:table-cell office:value-type="string">
            <text:p>บุญถนอม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18</text:p>
          </table:table-cell>
          <table:table-cell office:value-type="string">
            <text:p>M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นพกร</text:p>
          </table:table-cell>
          <table:table-cell office:value-type="string">
            <text:p>บุญถนอม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19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โสภณา</text:p>
          </table:table-cell>
          <table:table-cell office:value-type="string">
            <text:p>บุญถนอม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20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ุชานาฏ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21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ุกฤต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2">
          <table:table-cell office:value-type="string">
            <text:p>Uni0002</text:p>
          </table:table-cell>
          <table:table-cell office:value-type="string">
            <text:p>Indv0022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นคร</text:p>
          </table:table-cell>
          <table:table-cell office:value-type="string">
            <text:p>แมคอินทอช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3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นงพะงา</text:p>
          </table:table-cell>
          <table:table-cell office:value-type="string">
            <text:p>แมคอินทอช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4</text:p>
          </table:table-cell>
          <table:table-cell office:value-type="string">
            <text:p>M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ณัฐพร</text:p>
          </table:table-cell>
          <table:table-cell office:value-type="string">
            <text:p>แมคอินทอช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5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พรรภัค</text:p>
          </table:table-cell>
          <table:table-cell table:style-name="ce3" office:value-type="string">
            <text:p>โพธิกสิกร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6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พิมพ์สุภา</text:p>
          </table:table-cell>
          <table:table-cell table:style-name="ce3" office:value-type="string">
            <text:p>โพธิกสิกร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7</text:p>
          </table:table-cell>
          <table:table-cell office:value-type="string">
            <text:p>M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กรณิศ</text:p>
          </table:table-cell>
          <table:table-cell table:style-name="ce3" office:value-type="string">
            <text:p>โพธิกสิกร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8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มธุรา</text:p>
          </table:table-cell>
          <table:table-cell table:style-name="ce3" office:value-type="string">
            <text:p>สุนทรเวช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29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มธุริน</text:p>
          </table:table-cell>
          <table:table-cell table:style-name="ce3" office:value-type="string">
            <text:p>สุนทรเวช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0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style-name="ce2" office:value-type="string">
            <text:p>มธุวัน</text:p>
          </table:table-cell>
          <table:table-cell table:style-name="ce3" office:value-type="string">
            <text:p>สุนทรเวช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3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อรวรรยา</text:p>
          </table:table-cell>
          <table:table-cell table:style-name="ce3" office:value-type="string">
            <text:p>โพธิกสิกร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4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อังควิภา</text:p>
          </table:table-cell>
          <table:table-cell office:value-type="string">
            <text:p>แมคอินทอช</text:p>
          </table:table-cell>
          <table:table-cell table:style-name="ce3" office:value-type="string">
            <text:p>ห้วยเขย่ง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5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โพธิวัฒน</text:p>
          </table:table-cell>
          <table:table-cell office:value-type="string">
            <text:p>แมคอินทอช</text:p>
          </table:table-cell>
          <table:table-cell table:style-name="ce3" office:value-type="string">
            <text:p>ห้วยเขย่ง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6</text:p>
          </table:table-cell>
          <table:table-cell office:value-type="string">
            <text:p>F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งามวิไล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7</text:p>
          </table:table-cell>
          <table:table-cell office:value-type="string">
            <text:p>M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พิรัชย</text:p>
          </table:table-cell>
          <table:table-cell table:style-name="ce3" office:value-type="string">
            <text:p>จารุนัฎ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8</text:p>
          </table:table-cell>
          <table:table-cell office:value-type="string">
            <text:p>F</text:p>
          </table:table-cell>
          <table:table-cell office:value-type="string">
            <text:p>Indv0018</text:p>
          </table:table-cell>
          <table:table-cell office:value-type="string">
            <text:p>Indv0034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ฟ้อน</text:p>
          </table:table-cell>
          <table:table-cell office:value-type="string">
            <text:p>บุญถนอม</text:p>
          </table:table-cell>
          <table:table-cell table:style-name="ce3" office:value-type="string">
            <text:p>ห้วยเขย่ง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</table:table-row>
        <table:table-row table:style-name="ro3">
          <table:table-cell office:value-type="string">
            <text:p>Uni0002</text:p>
          </table:table-cell>
          <table:table-cell office:value-type="string">
            <text:p>Indv0039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นิพิฐ</text:p>
          </table:table-cell>
          <table:table-cell table:style-name="ce3" office:value-type="string">
            <text:p>สุนทรเวช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</table:table-row>
        <table:table-row table:style-name="ro1" table:number-rows-repeated="6549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/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7">08/17/2006</text:date>, <text:time>15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Edward Trager</meta:initial-creator>
    <meta:creation-date>2006-08-15T12:17:33</meta:creation-date>
    <dc:creator>Edward Trager</dc:creator>
    <dc:date>2006-08-17T15:04:56</dc:date>
    <dc:language>en-US</dc:language>
    <meta:editing-cycles>9</meta:editing-cycles>
    <meta:editing-duration>PT5H6M11S</meta:editing-duration>
    <meta:user-defined meta:name="Info 1"/>
    <meta:user-defined meta:name="Info 2"/>
    <meta:user-defined meta:name="Info 3"/>
    <meta:user-defined meta:name="Info 4"/>
    <meta:document-statistic meta:table-count="3" meta:cell-count="494"/>
  </office:meta>
</office:document-meta>
</file>